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ko" style:country-asian="KR"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ko" style:country-asian="KR" style:language-complex="ar" style:country-complex="SA"/>
    </style:style>
    <style:style style:name="TableColumn32" style:family="table-column">
      <style:table-column-properties style:column-width="2.4527in" style:use-optimal-column-width="false"/>
    </style:style>
    <style:style style:name="TableColumn33" style:family="table-column">
      <style:table-column-properties style:column-width="4.6701in" style:use-optimal-column-width="false"/>
    </style:style>
    <style:style style:name="Table31" style:family="table">
      <style:table-properties style:width="7.1229in" fo:margin-left="0in" table:align="left"/>
    </style:style>
    <style:style style:name="TableRow34" style:family="table-row">
      <style:table-row-properties style:row-height="0.4611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52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076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10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58" style:parent-style-name="Fuentedepárrafopredeter." style:family="text">
      <style:text-properties fo:language="es" fo:country="MX"/>
    </style:style>
    <style:style style:name="TableRow59" style:family="table-row">
      <style:table-row-properties style:row-height="0.5076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4611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Cambria" style:family="paragraph">
      <style:paragraph-properties fo:margin-left="0.4368in">
        <style:tab-stops/>
      </style:paragraph-properties>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461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11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style>
    <style:style style:name="TableRow81" style:family="table-row">
      <style:table-row-properties style:row-height="0.5069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TableRow88" style:family="table-row">
      <style:table-row-properties style:row-height="0.5729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TableRow95" style:family="table-row">
      <style:table-row-properties style:row-height="0.4611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P100" style:parent-style-name="Standard" style:family="paragraph">
      <style:text-properties style:font-name="Calibri" fo:color="#000000" fo:font-size="26pt" style:font-size-asian="26pt"/>
    </style:style>
    <style:style style:name="P101" style:parent-style-name="Standard" style:family="paragraph">
      <style:text-properties style:font-name="Calibri" fo:color="#000000" fo:font-size="14pt" style:font-size-asian="14pt" style:font-size-complex="14pt"/>
    </style:style>
    <style:style style:name="P102" style:parent-style-name="Standard" style:family="paragraph">
      <style:paragraph-properties fo:text-align="justify"/>
      <style:text-properties fo:font-size="14pt" style:font-size-asian="14pt" fo:language="es" fo:country="MX"/>
    </style:style>
    <style:style style:name="P103" style:parent-style-name="Standard" style:family="paragraph">
      <style:paragraph-properties fo:text-align="justify"/>
    </style:style>
    <style:style style:name="T104" style:parent-style-name="Fuentedepárrafopredeter." style:family="text">
      <style:text-properties fo:font-size="14pt" style:font-size-asian="14pt" fo:language="es" fo:country="MX"/>
    </style:style>
    <style:style style:name="T105" style:parent-style-name="Fuentedepárrafopredeter." style:family="text">
      <style:text-properties fo:font-size="14pt" style:font-size-asian="14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Juan Alfredo Cruz Carlon</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7</text:p>
          </table:table-cell>
        </table:table-row>
        <table:table-row table:style-name="TableRow52">
          <table:table-cell table:style-name="TableCell53">
            <text:p text:style-name="P54"/>
            <text:p text:style-name="P55">No de Práctica(s):</text:p>
          </table:table-cell>
          <table:table-cell table:style-name="TableCell56">
            <text:p text:style-name="P57">Práctica<text:s/>de<text:s/><text:span text:style-name="T58">estudio 0</text:span>1</text:p>
          </table:table-cell>
        </table:table-row>
        <table:table-row table:style-name="TableRow59">
          <table:table-cell table:style-name="TableCell60">
            <text:p text:style-name="P61"/>
            <text:p text:style-name="P62">Integrante(s):</text:p>
          </table:table-cell>
          <table:table-cell table:style-name="TableCell63">
            <text:p text:style-name="P64">Rivera Rivera Megan Montserrat</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ext:p text:style-name="P78">Semestre:</text:p>
          </table:table-cell>
          <table:table-cell table:style-name="TableCell79">
            <text:p text:style-name="P80">1° semestre</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Sábado 19 de Agosto del 2017</text:p>
          </table:table-cell>
        </table:table-row>
        <table:table-row table:style-name="TableRow88">
          <table:table-cell table:style-name="TableCell89">
            <text:p text:style-name="P90"/>
            <text:p text:style-name="P91"><text:span text:style-name="T92">Ob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p text:style-name="Standard"/>
      <text:p text:style-name="Standard"/>
      <text:p text:style-name="P100"><text:tab/><text:tab/><text:tab/><text:tab/><text:tab/>CALIFICACIÓN: __________</text:p>
      <text:p text:style-name="P101"/>
      <text:soft-page-break/>
      <text:p text:style-name="P102">Yo sugiero que el Github lo podemos utilizar para la clase para capturar la información de los algoritmos que hemos estado desarrollando en nuestras horas de teoría, pues al poder editar un documento y poder guardar las versiones anteriores a la última modificación podemos irlo mejorando, y si llegamos a equivocarnos podemos usar versiones anteriores para no tener que trabajar doble, de igual manera podemos trabajarlo en casa o en la escuela pues está guardado en la nube, así no tenemos que gastar papel y podemos ayudar al medio ambiente. También me parece una buena herramienta para poder hacer las series que nos dejan en otras asignaturas, ya que podemos resolver ejercicio por ejercicio y si llegamos a resolver algún problema mal podemos usar una versión que nos evite volver a hacer todo de nuevo. También me parece buena idea para resolver la bitácora de la clase de álgebra ya que el formato para todos los temas es el mismo y no tendríamos que escribir siempre este para resolver las preguntas.<text:s/></text:p>
      <text:p text:style-name="P103"><text:span text:style-name="T104">Finalmente me parece útil para</text:span><text:span text:style-name="T105"><text:s/>poder hacer resúmenes o prácticas que requieren resúmenes en ellas ya que podemos avanzar poco a poco y agregar información precisa en lugares adecu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egan Rivera</dc:creator>
    <meta:creation-date>2017-08-19T17:44:00Z</meta:creation-date>
    <dc:date>2017-08-19T17:44:00Z</dc:date>
    <meta:template xlink:href="Normal" xlink:type="simple"/>
    <meta:editing-cycles>2</meta:editing-cycles>
    <meta:editing-duration>PT60S</meta:editing-duration>
    <meta:document-statistic meta:page-count="2" meta:paragraph-count="3" meta:word-count="253" meta:character-count="1647" meta:row-count="11" meta:non-whitespace-character-count="1397"/>
  </office:meta>
</office:document-meta>
</file>